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Please do be cautious.</text:p>
          </table:table-cell>
          <table:table-cell table:number-columns-repeated="1020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style-name="ce0"/>
          <table:table-cell table:style-name="ce0" office:value-type="string">
            <text:p>After you successfully conquer the Heavenly
Palace, I shall be ever so delighted to see
you report back.</text:p>
          </table:table-cell>
          <table:table-cell table:number-columns-repeated="1020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Ho～!</text:p>
          </table:table-cell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I have brought you the
Heavenly Maide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referring to these three."</text:p>
          </table:table-cell>
          <table:table-cell table:number-columns-repeated="1020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oh! Well done, Gaora!</text:p>
          </table:table-cell>
          <table:table-cell table:number-columns-repeated="1020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! Is this the princess?</text:p>
          </table:table-cell>
          <table:table-cell table:number-columns-repeated="1020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beautiful voice...!</text:p>
          </table:table-cell>
          <table:table-cell table:number-columns-repeated="1020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super-cute, too—!!</text:p>
          </table:table-cell>
          <table:table-cell table:number-columns-repeated="1020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 name is Karūna. I am the princess of
this country.</text:p>
          </table:table-cell>
          <table:table-cell table:number-columns-repeated="1020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style-name="ce0"/>
          <table:table-cell table:style-name="ce0" office:value-type="string">
            <text:p>Well met, Heavenly Maidens. Welcome to
my royal castle!</text:p>
          </table:table-cell>
          <table:table-cell table:number-columns-repeated="1020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style-name="ce0"/>
          <table:table-cell table:style-name="ce0" office:value-type="string">
            <text:p>Now, let me hear your names.</text:p>
          </table:table-cell>
          <table:table-cell table:number-columns-repeated="1020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! From the capital city
of Gunma, Japan!</text:p>
          </table:table-cell>
          <table:table-cell table:number-columns-repeated="1020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kizora, Tomoe! Nice to meetcha～!!</text:p>
          </table:table-cell>
          <table:table-cell table:number-columns-repeated="1020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 I am unrelated to the
legend of the Heavenly Maidens, but I
conduct their battle strategy.</text:p>
          </table:table-cell>
          <table:table-cell table:number-columns-repeated="1020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shall remember your names.</text:p>
          </table:table-cell>
          <table:table-cell table:number-columns-repeated="1020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style-name="ce0"/>
          <table:table-cell table:style-name="ce0" office:value-type="string">
            <text:p>If I may just confirm...</text:p>
          </table:table-cell>
          <table:table-cell table:number-columns-repeated="1020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style-name="ce0"/>
          <table:table-cell table:style-name="ce0" office:value-type="string">
            <text:p>You are indeed the Heavenly Maidens, are
you not?</text:p>
          </table:table-cell>
          <table:table-cell table:number-columns-repeated="1020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Ah, yes. Um, probabl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have been able to bring down
demons that even we, the Chivalric Order,
have been unable to finish off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Moreover, they were able to defeat the
bandit gang and successfully extract the
hostages, single-handed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hear that they even received a divine
revelation from the Heavenly Maiden of old
after receiving the Ritual Bless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is no doubt in my mind that these
are the next Heavenly Maidens."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In that case, they are worthy of
my trust.</text:p>
          </table:table-cell>
          <table:table-cell table:number-columns-repeated="1020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style-name="ce0"/>
          <table:table-cell table:style-name="ce0" office:value-type="string">
            <text:p>The country may breathe easy. Should the
Duchess of Hellfire attack tonight, the
tables would be turned upon her!</text:p>
          </table:table-cell>
          <table:table-cell table:number-columns-repeated="1020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all do our absolute best to meet your
expectations.</text:p>
          </table:table-cell>
          <table:table-cell table:number-columns-repeated="1020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tween the three of us, there's nothin' to
be scared of!</text:p>
          </table:table-cell>
          <table:table-cell table:number-columns-repeated="1020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say without exaggeration that their
power is awe-inspiring.</text:p>
          </table:table-cell>
          <table:table-cell table:number-columns-repeated="1020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! You're making me blush! Geez!!</text:p>
          </table:table-cell>
          <table:table-cell table:number-columns-repeated="1020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quite interested in hearing tales of
your heroism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style-name="ce0"/>
          <table:table-cell table:style-name="ce0" office:value-type="string">
            <text:p>Would you not share your story with us?</text:p>
          </table:table-cell>
          <table:table-cell table:number-columns-repeated="1020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hh!! Let me!!</text:p>
          </table:table-cell>
          <table:table-cell table:number-columns-repeated="1020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style-name="ce0"/>
          <table:table-cell table:style-name="ce0" office:value-type="string">
            <text:p>'Kay, so I'll start with the wondrous tale of
the pillow fight war we had last year at
outdoors school!!</text:p>
          </table:table-cell>
          <table:table-cell table:number-columns-repeated="1020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style-name="ce0"/>
          <table:table-cell table:style-name="ce0" office:value-type="string">
            <text:p>Wait, before that, I gotta tell you about
our homeroom teacher, Shuutarou!</text:p>
          </table:table-cell>
          <table:table-cell table:number-columns-repeated="1020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style-name="ce0"/>
          <table:table-cell table:style-name="ce0" office:value-type="string">
            <text:p>Actually, he had this catchphrase, "You're
only young once", but he got that from—</text:p>
          </table:table-cell>
          <table:table-cell table:number-columns-repeated="1020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Tomocchi. I don't think that's the
kind of story the princess was looking for...</text:p>
          </table:table-cell>
          <table:table-cell table:number-columns-repeated="1020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—... ahem.</text:p>
          </table:table-cell>
          <table:table-cell table:number-columns-repeated="1020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style-name="ce0"/>
          <table:table-cell table:style-name="ce0" office:value-type="string">
            <text:p>Perhaps I could have been more clear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style-name="ce0"/>
          <table:table-cell table:style-name="ce0" office:value-type="string">
            <text:p>Oh, I know! I would like to hear a story
about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style-name="ce0"/>
          <table:table-cell table:style-name="ce0" office:value-type="string">
            <text:p>Would you regale me?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...?! Heavenly... what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ever heard of it.</text:p>
          </table:table-cell>
          <table:table-cell table:number-columns-repeated="1020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? I must have misheard. You are the
the Heavenly Maidens, are you not?</text:p>
          </table:table-cell>
          <table:table-cell table:number-columns-repeated="1020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style-name="ce0"/>
          <table:table-cell table:style-name="ce0" office:value-type="string">
            <text:p>If so, you would know of the Heavenly
Palace.</text:p>
          </table:table-cell>
          <table:table-cell table:number-columns-repeated="1020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mm, excuse us. We don't follow.</text:p>
          </table:table-cell>
          <table:table-cell table:number-columns-repeated="1020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don't go to the Heavenly Palace, we
can't be Heavenly Maidens, or something?</text:p>
          </table:table-cell>
          <table:table-cell table:number-columns-repeated="1020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ews to me.</text:p>
          </table:table-cell>
          <table:table-cell table:number-columns-repeated="1020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o you really don't know...</text:p>
          </table:table-cell>
          <table:table-cell table:number-columns-repeated="1020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style-name="ce0"/>
          <table:table-cell table:style-name="ce0" office:value-type="string">
            <text:p>Very well. I shall explain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style-name="ce0"/>
          <table:table-cell table:style-name="ce0" office:value-type="string">
            <text:p>You are aware of how the previous Heavenly
Maiden used the Power of Angels to defeat
the Duchess of Hellfire?</text:p>
          </table:table-cell>
          <table:table-cell table:number-columns-repeated="1020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know that much.</text:p>
          </table:table-cell>
          <table:table-cell table:number-columns-repeated="1020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 then, where did she receive that
power?</text:p>
          </table:table-cell>
          <table:table-cell table:number-columns-repeated="1020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style-name="ce0"/>
          <table:table-cell table:style-name="ce0" office:value-type="string">
            <text:p>In the legend, it is said that she was
endowed with the Power of Angels from a
certain place.</text:p>
          </table:table-cell>
          <table:table-cell table:number-columns-repeated="1020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style-name="ce0"/>
          <table:table-cell table:style-name="ce0" office:value-type="string">
            <text:p>That place is the "Heavenly Palace".</text:p>
          </table:table-cell>
          <table:table-cell table:number-columns-repeated="1020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it is?</text:p>
          </table:table-cell>
          <table:table-cell table:number-columns-repeated="1020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said to be a sacred temple that carries
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style-name="ce0"/>
          <table:table-cell table:style-name="ce0" office:value-type="string">
            <text:p>A place that pure maidens may visit to be
purged of sin—that is what it means to be
blessed with that Power.</text:p>
          </table:table-cell>
          <table:table-cell table:number-columns-repeated="1020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we can go to this Heavenly
Palace to get even more Angel Power?</text:p>
          </table:table-cell>
          <table:table-cell table:number-columns-repeated="1020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truth, there is no confirmation of this...</text:p>
          </table:table-cell>
          <table:table-cell table:number-columns-repeated="1020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style-name="ce0"/>
          <table:table-cell table:style-name="ce0" office:value-type="string">
            <text:p>In order to quell the demon activity of late,
many have gone to the Heavenly Palace
to receive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style-name="ce0"/>
          <table:table-cell table:style-name="ce0" office:value-type="string">
            <text:p>However, I have received word that none
have been able to conquer the guardians
who await within to block the wa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I, too, have led many troops in sieges
upon the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But, it is as Her Highness says. The
guardians are truly of unmatched strength,
and their defeat is nowhere in sight."</text:p>
          </table:table-cell>
          <table:table-cell table:number-columns-repeated="1020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learly, there must be something worth
protecting in the depths of the palace.</text:p>
          </table:table-cell>
          <table:table-cell table:number-columns-repeated="1020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, is it a legendary weapon that only the
Heavenly Maidens can use?!</text:p>
          </table:table-cell>
          <table:table-cell table:number-columns-repeated="1020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style-name="ce0"/>
          <table:table-cell table:style-name="ce0" office:value-type="string">
            <text:p>Something that's all like, "bzzoooow"!!</text:p>
          </table:table-cell>
          <table:table-cell table:number-columns-repeated="1020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 seem like there's a good chance of
something related to the Power of Angels
being there, even if we don't know what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 think we don't need anything like
that, since we're already the Heavenly
Maidens...</text:p>
          </table:table-cell>
          <table:table-cell table:number-columns-repeated="1020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style-name="ce0"/>
          <table:table-cell table:style-name="ce0" office:value-type="string">
            <text:p>But goin' to the Heavenly Palace sounds like
fun!!</text:p>
          </table:table-cell>
          <table:table-cell table:number-columns-repeated="1020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s so far have been those
fiendish enough to oppress the people
of the overworld.</text:p>
          </table:table-cell>
          <table:table-cell table:number-columns-repeated="1020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style-name="ce0"/>
          <table:table-cell table:style-name="ce0" office:value-type="string">
            <text:p>If we're going to fight against that, there's
nothing to be lost by strengthening our
power.</text:p>
          </table:table-cell>
          <table:table-cell table:number-columns-repeated="1020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should we go to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we should, if it could make us
stronger.</text:p>
          </table:table-cell>
          <table:table-cell table:number-columns-repeated="1020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t's decided.</text:p>
          </table:table-cell>
          <table:table-cell table:number-columns-repeated="1020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style-name="ce0"/>
          <table:table-cell table:style-name="ce0" office:value-type="string">
            <text:p>Princess—where is this Heavenly Palace?</text:p>
          </table:table-cell>
          <table:table-cell table:number-columns-repeated="1020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n't mean to go right now?</text:p>
          </table:table-cell>
          <table:table-cell table:number-columns-repeated="1020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style-name="ce0"/>
          <table:table-cell table:style-name="ce0" office:value-type="string">
            <text:p>The sun has already gone down. You
should wait until tomorrow to set ou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"As we invited you here, we should hold
a banquet on this blessed even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I would implore you to feast with us."</text:p>
          </table:table-cell>
          <table:table-cell table:number-columns-repeated="1020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come partyyyyy—————!!!!</text:p>
          </table:table-cell>
          <table:table-cell table:number-columns-repeated="1020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!!</text:p>
          </table:table-cell>
          <table:table-cell table:number-columns-repeated="1020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style-name="ce0"/>
          <table:table-cell table:style-name="ce0" office:value-type="string">
            <text:p>Reguma-kun!!! It's gonna be an extravagant
dinner party that I couldn't even see in my
wildest dreams!!</text:p>
          </table:table-cell>
          <table:table-cell table:number-columns-repeated="1020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sh, I know you're excited, but could you
calm down? You're embarrassing m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Then, can we take this to mean you
accept?"</text:p>
          </table:table-cell>
          <table:table-cell table:number-columns-repeated="1020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s, sir———!!!</text:p>
          </table:table-cell>
          <table:table-cell table:number-columns-repeated="1020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! Let us prepare the festivities, at once!</text:p>
          </table:table-cell>
          <table:table-cell table:number-columns-repeated="1020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style-name="ce0"/>
          <table:table-cell table:style-name="ce0" office:value-type="string">
            <text:p>We shall treat our guests to the most
magnificent banquet!</text:p>
          </table:table-cell>
          <table:table-cell table:number-columns-repeated="1020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that everyone is gathered.</text:p>
          </table:table-cell>
          <table:table-cell table:number-columns-repeated="1020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style-name="ce0"/>
          <table:table-cell table:style-name="ce0" office:value-type="string">
            <text:p>Did you all enjoy last night's banquet?</text:p>
          </table:table-cell>
          <table:table-cell table:number-columns-repeated="1020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! The food was delicious!</text:p>
          </table:table-cell>
          <table:table-cell table:number-columns-repeated="1020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very grateful to receive your generous
hospitality.</text:p>
          </table:table-cell>
          <table:table-cell table:number-columns-repeated="1020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I'll be careful not to drink too much
next time...</text:p>
          </table:table-cell>
          <table:table-cell table:number-columns-repeated="1020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 not be disheartened by this
incident. Everyone will make mistakes.</text:p>
          </table:table-cell>
          <table:table-cell table:number-columns-repeated="1020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style-name="ce0"/>
          <table:table-cell table:style-name="ce0" office:value-type="string">
            <text:p>Up until recent times, even I hav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style-name="ce0"/>
          <table:table-cell table:style-name="ce0" office:value-type="string">
            <text:p>Commander Gaura
"Ahem, cough, cough!! My lady... *ahem*!"</text:p>
          </table:table-cell>
          <table:table-cell table:number-columns-repeated="1020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A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rush, but we're on our way to find this
Heavenly Palace.</text:p>
          </table:table-cell>
          <table:table-cell table:number-columns-repeated="1020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style-name="ce0"/>
          <table:table-cell table:style-name="ce0" office:value-type="string">
            <text:p>I'd like to know where it is.</text:p>
          </table:table-cell>
          <table:table-cell table:number-columns-repeated="1020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ooh... is that so.</text:p>
          </table:table-cell>
          <table:table-cell table:number-columns-repeated="1020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style-name="ce0"/>
          <table:table-cell table:style-name="ce0" office:value-type="string">
            <text:p>The Heavenly Palace can be found in the
Westlands.</text:p>
          </table:table-cell>
          <table:table-cell table:number-columns-repeated="1020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style-name="ce0"/>
          <table:table-cell table:style-name="ce0" office:value-type="string">
            <text:p>Do you know of Lake Oshiru?</text:p>
          </table:table-cell>
          <table:table-cell table:number-columns-repeated="1020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style-name="ce0"/>
          <table:table-cell table:style-name="ce0" office:value-type="string">
            <text:p>On the west side of Lake Oshiru, there is an
underground cavern known as "Hyamu Tunnel".</text:p>
          </table:table-cell>
          <table:table-cell table:number-columns-repeated="1020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style-name="ce0"/>
          <table:table-cell table:style-name="ce0" office:value-type="string">
            <text:p>If you can pass through, you will reach the
Westlands.</text:p>
          </table:table-cell>
          <table:table-cell table:number-columns-repeated="1020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cavern, right? Got it.
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style-name="ce0"/>
          <table:table-cell table:style-name="ce0" office:value-type="string">
            <text:p>Commander Gaura
"Once you reach the Westlands, you should
visit Ento village, along the roa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style-name="ce0"/>
          <table:table-cell table:style-name="ce0" office:value-type="string">
            <text:p>Commander Gaura
"Then you can make preparations to head wes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we go west from Lake Oshiru.
Let's make it happen, people.</text:p>
          </table:table-cell>
          <table:table-cell table:number-columns-repeated="1020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asy-peas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style-name="ce0"/>
          <table:table-cell table:style-name="ce0" office:value-type="string">
            <text:p>Commander Gaura
"But beware, for Hyamu Tunnel is teeming
with demo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style-name="ce0"/>
          <table:table-cell table:style-name="ce0" office:value-type="string">
            <text:p>Commander Gaura
"You may be the Heavenly Maidens, but I
would beseech you to stay sharp."</text:p>
          </table:table-cell>
          <table:table-cell table:number-columns-repeated="1020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ile you are infiltrating the Heavenly Palace,
we shall form a plan regarding the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style-name="ce0"/>
          <table:table-cell table:style-name="ce0" office:value-type="string">
            <text:p>With so many ancient texts at our disposal, I
believe we will be able to find some sort of
weaknes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style-name="ce0"/>
          <table:table-cell table:style-name="ce0" office:value-type="string">
            <text:p>Commander Gaura
"Well then, I shall go and appeal for assistance
from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, Gaura.</text:p>
          </table:table-cell>
          <table:table-cell table:number-columns-repeated="1020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, Reguma-kun!</text:p>
          </table:table-cell>
          <table:table-cell table:number-columns-repeated="1020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the ones feeling the full force of the
enemies' attacks, th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style-name="ce0"/>
          <table:table-cell table:style-name="ce0" office:value-type="string">
            <text:p>Commander Gaura
"Go through Hyamu Tunnel, to the west of
Lake Oshir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style-name="ce0"/>
          <table:table-cell table:style-name="ce0" office:value-type="string">
            <text:p>Commander Gaura
"That is most certainly the quickest way to ge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